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fde" officeooo:paragraph-rsid="00156fde"/>
    </style:style>
    <style:style style:name="P2" style:family="paragraph" style:parent-style-name="Standard">
      <style:text-properties officeooo:rsid="0018a8d3" officeooo:paragraph-rsid="0018a8d3"/>
    </style:style>
    <style:style style:name="P3" style:family="paragraph" style:parent-style-name="Standard">
      <style:text-properties officeooo:rsid="001bbab6" officeooo:paragraph-rsid="001bbab6"/>
    </style:style>
    <style:style style:name="P4" style:family="paragraph" style:parent-style-name="Standard">
      <style:text-properties officeooo:rsid="001de308" officeooo:paragraph-rsid="001de308"/>
    </style:style>
    <style:style style:name="P5" style:family="paragraph" style:parent-style-name="Standard">
      <style:text-properties fo:font-weight="bold" officeooo:rsid="001f7920" officeooo:paragraph-rsid="001f7920" style:font-weight-asian="bold" style:font-weight-complex="bold"/>
    </style:style>
    <style:style style:name="P6" style:family="paragraph" style:parent-style-name="Standard">
      <style:text-properties fo:font-weight="bold" officeooo:rsid="00208faa" officeooo:paragraph-rsid="00208faa" style:font-weight-asian="bold" style:font-weight-complex="bold"/>
    </style:style>
    <style:style style:name="P7" style:family="paragraph" style:parent-style-name="Standard">
      <style:text-properties officeooo:rsid="00208faa" officeooo:paragraph-rsid="00208faa"/>
    </style:style>
    <style:style style:name="P8" style:family="paragraph" style:parent-style-name="Standard">
      <style:text-properties officeooo:rsid="00221ba2" officeooo:paragraph-rsid="00221ba2"/>
    </style:style>
    <style:style style:name="P9" style:family="paragraph" style:parent-style-name="Standard">
      <style:text-properties officeooo:rsid="0023a5d9" officeooo:paragraph-rsid="0023a5d9"/>
    </style:style>
    <style:style style:name="P10" style:family="paragraph" style:parent-style-name="Preformatted_20_Text">
      <style:text-properties fo:font-variant="normal" fo:text-transform="none" fo:color="#1f2328" style:font-name="ui-monospace" fo:font-size="10.5pt" fo:letter-spacing="normal" fo:font-style="normal" fo:font-weight="normal" officeooo:rsid="00221ba2" officeooo:paragraph-rsid="00221ba2"/>
    </style:style>
    <style:style style:name="P11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1f2328" style:font-name="ui-monospace" fo:font-size="10.5pt" fo:letter-spacing="normal" fo:font-style="normal" fo:font-weight="normal"/>
    </style:style>
    <style:style style:name="P12" style:family="paragraph" style:parent-style-name="Standard">
      <style:text-properties officeooo:rsid="00156fde" officeooo:paragraph-rsid="00156fde"/>
    </style:style>
    <style:style style:name="P13" style:family="paragraph" style:parent-style-name="Standard">
      <style:text-properties officeooo:rsid="002644d8" officeooo:paragraph-rsid="002644d8"/>
    </style:style>
    <style:style style:name="T1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box Public IP details:</text:p>
      <text:p text:style-name="P1">URL link:</text:p>
      <text:p text:style-name="P1">https://113.193.243.176/</text:p>
      <text:p text:style-name="P1">UserName wifisoftsupport</text:p>
      <text:p text:style-name="P1">Password w1f1s0ft2880</text:p>
      <text:p text:style-name="P2">#Unibox <text:s/>Backup</text:p>
      <text:p text:style-name="P2">ssh unibox@113.193.243.176</text:p>
      <text:p text:style-name="P1">unibox backend----Awes0meUn1b0x123#</text:p>
      <text:p text:style-name="P1">user---- unibox</text:p>
      <text:p text:style-name="P1"/>
      <text:p text:style-name="P13">wi-fi connect</text:p>
      <text:p text:style-name="P13"><text:a xlink:type="simple" xlink:href="https://172.31.254.1/tools/forced_authentication" text:style-name="Internet_20_link" text:visited-style-name="Visited_20_Internet_20_Link">https://172.31.254.1/tools/forced_authentication</text:a></text:p>
      <text:p text:style-name="P13">username-fadmin</text:p>
      <text:p text:style-name="P13">-password-wifi123#</text:p>
      <text:p text:style-name="P1"/>
      <text:p text:style-name="P4">Awes0meUn1b0x123#</text:p>
      <text:p text:style-name="P4"/>
      <text:p text:style-name="P5">Copy File Docker to Container</text:p>
      <text:p text:style-name="P4">sudo scp -i "Ubuntu.pem" ubuntu@ec2-13-201-36-64.ap-south-1.compute.amazonaws.com:/home/ubuntu/Priyanka/dockertolocal.txt .</text:p>
      <text:p text:style-name="P4"/>
      <text:p text:style-name="P6">Copy file Local <text:s text:c="2"/>machine to unibox</text:p>
      <text:p text:style-name="P7">sudo scp /home/indio/Desktop/Priyanka/demo.txt <text:a xlink:type="simple" xlink:href="mailto:unibox@192.168.100.1" text:style-name="Internet_20_link" text:visited-style-name="Visited_20_Internet_20_Link">unibox@192.168.100.1</text:a>:home1</text:p>
      <text:p text:style-name="P7"/>
      <text:p text:style-name="P3">URL</text:p>
      <text:p text:style-name="P3"><text:a xlink:type="simple" xlink:href="https://www.digitalocean.com/community/tutorials/how-to-install-and-use-docker-compose-on-ubuntu-22-04" text:style-name="Internet_20_link" text:visited-style-name="Visited_20_Internet_20_Link">https://www.digitalocean.com/community/tutorials/how-to-install-and-use-docker-compose-on-ubuntu-22-04</text:a></text:p>
      <text:p text:style-name="P3"/>
      <text:p text:style-name="P3">nginx server url</text:p>
      <text:p text:style-name="P3"><text:a xlink:type="simple" xlink:href="https://ubuntu.com/tutorials/install-and-configure-nginx#3-creating-our-own-website" text:style-name="Internet_20_link" text:visited-style-name="Visited_20_Internet_20_Link">https://ubuntu.com/tutorials/install-and-configure-nginx#3-creating-our-own-website</text:a></text:p>
      <text:p text:style-name="P3"/>
      <text:p text:style-name="P9">Git Install Ubuntu</text:p>
      <text:p text:style-name="P9"><text:a xlink:type="simple" xlink:href="https://www.digitalocean.com/community/tutorials/how-to-install-git-on-ubuntu-20-04" text:style-name="Internet_20_link" text:visited-style-name="Visited_20_Internet_20_Link">https://www.digitalocean.com/community/tutorials/how-to-install-git-on-ubuntu-20-04</text:a></text:p>
      <text:p text:style-name="P9"/>
      <text:p text:style-name="P8">Git &amp; Github</text:p>
      <text:p text:style-name="P10"><text:bookmark text:name="empty-setup-new-repo-echo"/>echo "# gittest" &gt;&gt; README.md</text:p>
      <text:p text:style-name="P11">git init</text:p>
      <text:p text:style-name="P11">git add README.md</text:p>
      <text:p text:style-name="P11">git commit -m "first commit"</text:p>
      <text:p text:style-name="P11">git branch -M main</text:p>
      <text:p text:style-name="P11">git remote add origin git@github.com:Priyanka318/gittest.git</text:p>
      <text:p text:style-name="P11">git push -u origin main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5T12:29:44.544035540</meta:creation-date>
    <dc:date>2024-01-02T14:16:26.545590716</dc:date>
    <meta:editing-duration>PT11H34M2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89" meta:character-count="1065" meta:non-whitespace-character-count="1006"/>
  </office:meta>
</office:document-meta>
</file>